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d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intone</text:p>
          </table:table-cell>
        </table:table-row>
        <table:table-row table:style-name="ro1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monetary</text:p>
          </table:table-cell>
        </table:table-row>
        <table:table-row table:style-name="ro1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cringe</text:p>
          </table:table-cell>
        </table:table-row>
        <table:table-row table:style-name="ro1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meek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perched</text:p>
          </table:table-cell>
        </table:table-row>
        <table:table-row table:style-name="ro1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tapestry</text:p>
          </table:table-cell>
        </table:table-row>
        <table:table-row table:style-name="ro1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unnerved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Rendered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nerveless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unnerve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avert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hodgepodg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peered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sardonic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hubris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vitae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atheist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edifice</text:p>
          </table:table-cell>
        </table:table-row>
        <table:table-row table:style-name="ro1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fragrance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ducke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burgeon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buds</text:p>
          </table:table-cell>
        </table:table-row>
        <table:table-row table:style-name="ro1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bud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leather-bound</text:p>
          </table:table-cell>
        </table:table-row>
        <table:table-row table:style-name="ro1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burgeoned</text:p>
          </table:table-cell>
        </table:table-row>
        <table:table-row table:style-name="ro1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tomes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freestanding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jut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ornately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sequestered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timeworn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balustraded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fedora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rever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revered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broadly</text:p>
          </table:table-cell>
        </table:table-row>
        <table:table-row table:style-name="ro1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unassuming</text:p>
          </table:table-cell>
        </table:table-row>
        <table:table-row table:style-name="ro1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thawb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regarded</text:p>
          </table:table-cell>
        </table:table-row>
        <table:table-row table:style-name="ro1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puzzled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expectantly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inquisition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bemused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imidated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trinity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sunlit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patchwork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/>
          <table:table-cell office:value-type="string" calcext:value-type="string">
            <text:p>pastoral</text:p>
          </table:table-cell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/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/>
          <table:table-cell office:value-type="string" calcext:value-type="string">
            <text:p>conveyed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ow of silence</text:p>
          </table:table-cell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/>
          <table:table-cell office:value-type="string" calcext:value-type="string">
            <text:p>tacit</text:p>
          </table:table-cell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/>
          <table:table-cell office:value-type="string" calcext:value-type="string">
            <text:p>acquiescence</text:p>
          </table:table-cell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propped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/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/>
          <table:table-cell office:value-type="string" calcext:value-type="string">
            <text:p>intriguing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/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/>
          <table:table-cell office:value-type="string" calcext:value-type="string">
            <text:p>choreographed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/>
          <table:table-cell office:value-type="string" calcext:value-type="string">
            <text:p>indeed</text:p>
          </table:table-cell>
        </table:table-row>
      </table:table>
      <table:table table:name="ch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</table:table-row>
        <table:table-row table:style-name="ro1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omical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Salvador Dali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alvador Dalí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mustache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perus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stiffly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waistcoat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advancing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regimen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lapel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glisten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drip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hieronymus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classicist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bravado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semiotic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prognostication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prognosticat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stemmed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insatiab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bibliophile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eccentric</text:p>
          </table:table-cell>
        </table:table-row>
        <table:table-row table:style-name="ro1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jab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</table:table-row>
        <table:table-row table:style-name="ro1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monogamy</text:p>
          </table:table-cell>
        </table:table-row>
        <table:table-row table:style-name="ro1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affro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buttoned-up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Impressionist</text:p>
          </table:table-cell>
        </table:table-row>
        <table:table-row table:style-name="ro1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out of the blue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baffled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allusion</text:p>
          </table:table-cell>
        </table:table-row>
        <table:table-row table:style-name="ro1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silhouett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ruffl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meandering</text:p>
          </table:table-cell>
        </table:table-row>
        <table:table-row table:style-name="ro1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vaguely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elongated</text:p>
          </table:table-cell>
        </table:table-row>
        <table:table-row table:style-name="ro1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elongat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swirling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swirl</text:p>
          </table:table-cell>
        </table:table-row>
        <table:table-row table:style-name="ro1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warped</text:p>
          </table:table-cell>
        </table:table-row>
        <table:table-row table:style-name="ro1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glint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extraterrestrial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crawl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brillianc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deconstructivis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deconstructivism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postmodern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alma mater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sheer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lapped</text:p>
          </table:table-cell>
        </table:table-row>
        <table:table-row table:style-name="ro1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set out</text:p>
          </table:table-cell>
        </table:table-row>
        <table:table-row table:style-name="ro1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footbridg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dissipated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dissipat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/>
          <table:table-cell office:value-type="string" calcext:value-type="string">
            <text:p>ethereal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/>
          <table:table-cell office:value-type="string" calcext:value-type="string">
            <text:p>disorien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/>
          <table:table-cell office:value-type="string" calcext:value-type="string">
            <text:p>tranquil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/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/>
          <table:table-cell office:value-type="string" calcext:value-type="string">
            <text:p>brilliant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/>
          <table:table-cell office:value-type="string" calcext:value-type="string">
            <text:p>ominous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/>
          <table:table-cell office:value-type="string" calcext:value-type="string">
            <text:p>reptilian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/>
          <table:table-cell office:value-type="string" calcext:value-type="string">
            <text:p>uneasy</text:p>
          </table:table-cell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3:03:07.833480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02T23:04:48.673788578</dc:date>
    <meta:editing-duration>PT13M47S</meta:editing-duration>
    <meta:editing-cycles>3</meta:editing-cycles>
    <meta:generator>LibreOffice/5.1.6.2$Linux_X86_64 LibreOffice_project/10m0$Build-2</meta:generator>
    <meta:document-statistic meta:table-count="3" meta:cell-count="951" meta:object-count="0"/>
  </office:meta>
</office:document-meta>
</file>